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147.32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122.8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3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KXKM_esp_remote_control_mo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C:\Users\utilisateur\Documents\KXKM\Git\KXKM_ESP32_Audio_Battery_hardware\Remote_control_board\KXKM_esp_remote_control_module.sch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ce3" office:value-type="string" calcext:value-type="string">
            <text:p>26/02/2020 17:42:19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(5.0.0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C:\Program Files\KiCad\bin\scripting\plugins/bom_csv_grouped_by_value.py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Individual Components: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 per board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<text:a xlink:href="https://fr.farnell.com/vishay/k473k20x7rh53h5/condensateur-47nf-100v-10-x7r/dp/3549756" xlink:type="simple">https://fr.farnell.com/vishay/k473k20x7rh53h5/condensateur-47nf-100v-10-x7r/dp/3549756</text:a> 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<text:a xlink:href="https://fr.farnell.com/vishay/k472k10x7rf5uh5/condensateur-4700pf-50v-10-x7r/dp/2860131" xlink:type="simple">https://fr.farnell.com/vishay/k472k10x7rf5uh5/condensateur-4700pf-50v-10-x7r/dp/2860131</text:a> 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fr.farnell.com/vishay/k104k15x7rf53l2/condensateur-0-1-f-50v-10-x7r/dp/1141775" xlink:type="simple">https://fr.farnell.com/vishay/k104k15x7rf53l2/condensateur-0-1-f-50v-10-x7r/dp/1141775</text:a> 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3.0mm_W1.6mm_P2.50mm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33u</text:p>
          </table:table-cell>
          <table:table-cell office:value-type="string" calcext:value-type="string">
            <text:p><text:a xlink:href="https://fr.farnell.com/multicomp/mc0805b334k500a5-08mm/condensateur-0-33-f-50v-10-x7r/dp/2309021" xlink:type="simple">https://fr.farnell.com/multicomp/mc0805b334k500a5-08mm/condensateur-0-33-f-50v-10-x7r/dp/2309021</text:a> 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td – Not mount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Not mounted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<text:a xlink:href="https://fr.farnell.com/harwin/m20-8751042/conn-header-20-voies-2-rangees/dp/3225960" xlink:type="simple">https://fr.farnell.com/harwin/m20-8751042/conn-header-20-voies-2-rangees/dp/3225960</text:a>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2.54mm:PinHeader_2x10_P2.54mm_Vertical_SMD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Not mounted / In stock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Socket_2.54mm:PinSocket_2x10_P2.54mm_Vertical_SMD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5</text:p>
          </table:table-cell>
          <table:table-cell office:value-type="string" calcext:value-type="string">
            <text:p>GPIO_conn</text:p>
          </table:table-cell>
          <table:table-cell office:value-type="string" calcext:value-type="string">
            <text:p>Not mounted / In stock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PinHeader_2.54mm:PinHeader_1x10_P2.54mm_Vertical</text:p>
          </table:table-cell>
        </table:table-row>
        <table:table-row table:style-name="ro1">
          <table:table-cell office:value-type="string" calcext:value-type="string">
            <text:p>Solder jumper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Solder_Op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TrianglePad1.0x1.5mm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<text:a xlink:href="https://fr.farnell.com/multicomp/mcre000053/resistance-couche-carbon-125mw/dp/1700255" xlink:type="simple">https://fr.farnell.com/multicomp/mcre000053/resistance-couche-carbon-125mw/dp/1700255</text:a> 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td – Not mounte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Switch 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<text:a xlink:href="https://fr.farnell.com/nidec-copal/mfs101d-10-z/commut-glissiere-spdt-0-3a-30vdc/dp/2854841" xlink:type="simple">https://fr.farnell.com/nidec-copal/mfs101d-10-z/commut-glissiere-spdt-0-3a-30vdc/dp/2854841</text:a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KXKM_esp_remote:Sw_MFS101D-10_1x03_P2.00mm</text:p>
          </table:table-cell>
        </table:table-row>
        <table:table-row table:style-name="ro1">
          <table:table-cell office:value-type="string" calcext:value-type="string">
            <text:p>Switch p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<text:a xlink:href="https://fr.farnell.com/c-k-components/pts645vh58-2lfs/commutateur-spst-0-05a-12vdc-tht/dp/2320088" xlink:type="simple">https://fr.farnell.com/c-k-components/pts645vh58-2lfs/commutateur-spst-0-05a-12vdc-tht/dp/2320088</text:a> 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Tactile_SPST_Angled_PTS645Vx58-2LFS</text:p>
          </table:table-cell>
        </table:table-row>
        <table:table-row table:style-name="ro1">
          <table:table-cell office:value-type="string" calcext:value-type="string">
            <text:p>Current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O10P-P-SP33</text:p>
          </table:table-cell>
          <table:table-cell office:value-type="string" calcext:value-type="string">
            <text:p><text:a xlink:href="https://fr.farnell.com/lem/ho-10-p-sp33/capteur-courant-10a-3-14vdc-3/dp/2664205?st=HO10P" xlink:type="simple">https://fr.farnell.com/lem/ho-10-p-sp33/capteur-courant-10a-3-14vdc-3/dp/2664205?st=HO10P</text:a> </text:p>
          </table:table-cell>
          <table:table-cell office:value-type="string" calcext:value-type="string">
            <text:p>KXKM_esp_remote_control_module:HO10P-P-SP33</text:p>
          </table:table-cell>
          <table:table-cell office:value-type="string" calcext:value-type="string">
            <text:p>KXKM_esp_remote:HO10PSP33</text:p>
          </table:table-cell>
        </table:table-row>
        <table:table-row table:style-name="ro1">
          <table:table-cell office:value-type="string" calcext:value-type="string">
            <text:p>I2C ext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CP23017_SP</text:p>
          </table:table-cell>
          <table:table-cell office:value-type="string" calcext:value-type="string">
            <text:p><text:a xlink:href="https://fr.farnell.com/microchip/mcp23017-e-sp/16-bit-expander-i-o-i2c-i-f/dp/1332088?ost=MCP23017+SP&amp;ddkey=https%3Afr-FR%2FElement14_France%2Fsearch" xlink:type="simple">https://fr.farnell.com/microchip/mcp23017-e-sp/16-bit-expander-i-o-i2c-i-f/dp/1332088?ost=MCP23017+SP&amp;ddkey=https%3Afr-FR%2FElement14_France%2Fsearch</text:a> </text:p>
          </table:table-cell>
          <table:table-cell office:value-type="string" calcext:value-type="string">
            <text:p>:MCP23017_SP-Interface_Expansion</text:p>
          </table:table-cell>
          <table:table-cell office:value-type="string" calcext:value-type="string">
            <text:p>Package_DIP:DIP-28_W7.62mm</text:p>
          </table:table-cell>
        </table:table-row>
        <table:table-row table:style-name="ro1">
          <table:table-cell table:style-name="Default" office:value-type="string" calcext:value-type="string">
            <text:p>Voltage regulato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4</text:p>
          </table:table-cell>
          <table:table-cell table:style-name="ce6" office:value-type="string" calcext:value-type="string">
            <text:p>L78L33_TO92</text:p>
          </table:table-cell>
          <table:table-cell table:style-name="Default" office:value-type="string" calcext:value-type="string">
            <text:p><text:a xlink:href="https://fr.farnell.com/stmicroelectronics/l78l33abz-ap/regulateur-lineaire-3-3v-0-1a/dp/2849743" xlink:type="simple">https://fr.farnell.com/stmicroelectronics/l78l33abz-ap/regulateur-lineaire-3-3v-0-1a/dp/2849743</text:a> </text:p>
          </table:table-cell>
          <table:table-cell table:style-name="Default" office:value-type="string" calcext:value-type="string">
            <text:p>Regulator_Linear:L78L33_TO92</text:p>
          </table:table-cell>
          <table:table-cell table:style-name="Default" office:value-type="string" calcext:value-type="string">
            <text:p>Package_TO_SOT_THT:TO-92_Inline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Additionnal component for testing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urrent Sensor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CJMCU758</text:p>
          </table:table-cell>
          <table:table-cell table:style-name="Default" office:value-type="string" calcext:value-type="string">
            <text:p><text:a xlink:href="https://fr.aliexpress.com/item/32790187550.html?src=google&amp;src=google&amp;albch=shopping&amp;acnt=494-037-6276&amp;isdl=y&amp;slnk=&amp;plac=&amp;mtctp=&amp;albbt=Google_7_shopping&amp;aff_platform=google&amp;aff_short_key=UneMJZVf&amp;&amp;albagn=888888&amp;albcp=6459793138&amp;albag=77316928277&amp;trgt=743612850714&amp;crea=fr32790187550&amp;netw=u&amp;device=c&amp;gclid=CjwKCAiAy9jyBRA6EiwAeclQhELIm1TZ2Ewr1P4smc7HjyFiO15SpaGySd0y0fjf0kQgn4Q-bu-CmRoCzRkQAvD_BwE&amp;gclsrc=aw.ds" xlink:type="simple">https://fr.aliexpress.com/item/32790187550.html?src=google&amp;src=google&amp;albch=shopping&amp;acnt=494-037-6276&amp;isdl=y&amp;slnk=&amp;plac=&amp;mtctp=&amp;albbt=Google_7_shopping&amp;aff_platform=google&amp;aff_short_key=UneMJZVf&amp;&amp;albagn=888888&amp;albcp=6459793138&amp;albag=77316928277&amp;trgt=743612850714&amp;crea=fr32790187550&amp;netw=u&amp;device=c&amp;gclid=CjwKCAiAy9jyBRA6EiwAeclQhELIm1TZ2Ewr1P4smc7HjyFiO15SpaGySd0y0fjf0kQgn4Q-bu-CmRoCzRkQAvD_BwE&amp;gclsrc=aw.ds</text:a> 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9:54:44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09:55:32.528000000</dc:date>
    <meta:editing-duration>PT27M51S</meta:editing-duration>
    <meta:editing-cycles>4</meta:editing-cycles>
    <meta:generator>LibreOffice/5.4.7.2$Windows_X86_64 LibreOffice_project/c838ef25c16710f8838b1faec480ebba495259d0</meta:generator>
    <meta:document-statistic meta:table-count="1" meta:cell-count="143" meta:object-count="0"/>
  </office:meta>
</office:document-meta>
</file>